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text-properties fo:color="#000000" loext:opacity="100%"/>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Normal">
      <style:paragraph-properties fo:margin-left="0.635cm" fo:margin-right="0cm" fo:text-indent="0cm" style:auto-text-indent="false">
        <style:tab-stops/>
      </style:paragraph-properties>
    </style:style>
    <style:style style:name="P11" style:family="paragraph" style:parent-style-name="List_20_Paragraph">
      <style:paragraph-properties fo:margin-left="0.635cm" fo:margin-right="0cm" fo:text-indent="0cm" style:auto-text-indent="false">
        <style:tab-stops/>
      </style:paragraph-properties>
    </style:style>
    <style:style style:name="P12" style:family="paragraph" style:parent-style-name="Normal">
      <style:paragraph-properties fo:margin-top="0cm" fo:margin-bottom="0cm" style:contextual-spacing="false"/>
      <style:text-properties fo:font-weight="bold" style:font-weight-asian="bold"/>
    </style:style>
    <style:style style:name="P13" style:family="paragraph" style:parent-style-name="Normal">
      <style:text-properties fo:font-weight="bold" style:font-weight-asian="bold"/>
    </style:style>
    <style:style style:name="P14" style:family="paragraph" style:parent-style-name="Normal">
      <style:paragraph-properties fo:margin-top="0cm" fo:margin-bottom="0cm" style:contextual-spacing="false"/>
    </style:style>
    <style:style style:name="P15" style:family="paragraph" style:parent-style-name="Normal">
      <style:text-properties officeooo:paragraph-rsid="00066cee"/>
    </style:style>
    <style:style style:name="P16" style:family="paragraph" style:parent-style-name="Normal">
      <style:paragraph-properties fo:margin-top="0cm" fo:margin-bottom="0cm" style:contextual-spacing="false"/>
      <style:text-properties officeooo:rsid="0009ae99" officeooo:paragraph-rsid="0009ae99"/>
    </style:style>
    <style:style style:name="P17" style:family="paragraph" style:parent-style-name="Normal">
      <style:text-properties officeooo:paragraph-rsid="000b706b"/>
    </style:style>
    <style:style style:name="P18"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19" style:family="paragraph" style:parent-style-name="List_20_Paragraph" style:list-style-name="L1">
      <style:paragraph-properties fo:text-align="center" style:justify-single-word="false"/>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style style:name="P23" style:family="paragraph" style:parent-style-name="List_20_Paragraph" style:list-style-name="L5"/>
    <style:style style:name="P24" style:family="paragraph" style:parent-style-name="List_20_Paragraph" style:list-style-name="L6"/>
    <style:style style:name="P25" style:family="paragraph" style:parent-style-name="List_20_Paragraph" style:list-style-name="L7"/>
    <style:style style:name="P26" style:family="paragraph" style:parent-style-name="List_20_Paragraph" style:list-style-name="L8"/>
    <style:style style:name="P27" style:family="paragraph" style:parent-style-name="List_20_Paragraph" style:list-style-name="L9"/>
    <style:style style:name="P28" style:family="paragraph" style:parent-style-name="List_20_Paragraph" style:list-style-name="L10"/>
    <style:style style:name="P29" style:family="paragraph" style:parent-style-name="List_20_Paragraph" style:list-style-name="L11"/>
    <style:style style:name="P30" style:family="paragraph" style:parent-style-name="List_20_Paragraph" style:list-style-name="L12"/>
    <style:style style:name="P31" style:family="paragraph" style:parent-style-name="List_20_Paragraph" style:list-style-name="L13"/>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fo:font-style="italic" style:font-style-asian="italic"/>
    </style:style>
    <style:style style:name="T6" style:family="text">
      <style:text-properties fo:color="#0000cc" loext:opacity="100%"/>
    </style:style>
    <style:style style:name="T7" style:family="text">
      <style:text-properties fo:color="#0000cc" loext:opacity="100%" fo:font-weight="bold" style:font-weight-asian="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fo:font-weight="bold" officeooo:rsid="000b706b" style:font-weight-asian="bold"/>
    </style:style>
    <style:style style:name="T11" style:family="text">
      <style:text-properties fo:color="#0000cc" loext:opacity="100%" style:font-size-complex="12.5pt"/>
    </style:style>
    <style:style style:name="T12" style:family="text">
      <style:text-properties fo:color="#0000cc" loext:opacity="100%" style:font-name="Helvetica" fo:font-size="10pt" fo:font-weight="bold" fo:background-color="#ffffff" loext:char-shading-value="0" style:font-size-asian="10pt" style:font-weight-asian="bold" style:font-size-complex="10pt"/>
    </style:style>
    <style:style style:name="T13" style:family="text">
      <style:text-properties fo:color="#7030a0" loext:opacity="100%" fo:font-weight="bold" style:font-weight-asian="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8" style:family="text">
      <style:text-properties fo:font-weight="bold" style:font-weight-asian="bold"/>
    </style:style>
    <style:style style:name="T19" style:family="text">
      <style:text-properties fo:font-size="12.5pt" style:font-size-asian="12.5pt" style:font-size-complex="12.5pt"/>
    </style:style>
    <style:style style:name="T20" style:family="text">
      <style:text-properties style:use-window-font-color="true" loext:opacity="0%"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Bid Pack </text:p>
      <text:list xml:id="list2635420366" text:style-name="L1">
        <text:list-item>
          <text:p text:style-name="P19"><text:span text:style-name="Default_20_Paragraph_20_Font"><text:span text:style-name="T2">About the procurement</text:span></text:span></text:p>
        </text:list-item>
      </text:list>
      <text:p text:style-name="P1"><text:bookmark-start text:name="_Hlk95926626"/></text:p>
      <text:p text:style-name="P4">«Insert Procurement Title»</text:p>
      <text:p text:style-name="P3"><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1">a ‘call-off further competition’ in relation to </text:p>
      <text:p text:style-name="P3"><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text:bookmark-start text:name="_Hlk96322841"/>Contracting Authority </text:p>
      <text:p text:style-name="P3">(see 3. Statement of requirements)</text:p>
      <text:p text:style-name="P1"/>
      <text:p text:style-name="P1"/>
      <text:p text:style-name="P3"><text:bookmark-start text:name="_Hlk96322526"/><text:span text:style-name="Default_20_Paragraph_20_Font"><text:span text:style-name="T2">Procurement Manager</text:span></text:span></text:p>
      <text:p text:style-name="P3"><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3"><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4">)</text:span></text:span><text:bookmark-end text:name="_Hlk95980520"/></text:p>
      <text:p text:style-name="P3"/>
      <text:p text:style-name="P3"><text:bookmark-end text:name="_Hlk96322841"/></text:p>
      <text:p text:style-name="P6"><text:bookmark-end text:name="_Hlk96322526"/></text:p>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5972668" office:target-frame-name="_top" xlink:show="replace" text:style-name="Internet_20_link" text:visited-style-name="Visited_20_Internet_20_Link"><text:span text:style-name="Hyperlink">About the bid pack</text:span></text:a><text:a xlink:type="simple" xlink:href="#_Toc95972668" office:target-frame-name="_top" xlink:show="replace" text:style-name="Internet_20_link" text:visited-style-name="Visited_20_Internet_20_Link"><text:tab/>3</text:a></text:p>
          <text:p text:style-name="P8"><text:a xlink:type="simple" xlink:href="#_Toc95972669" office:target-frame-name="_top" xlink:show="replace" text:style-name="Internet_20_link" text:visited-style-name="Visited_20_Internet_20_Link"><text:span text:style-name="Hyperlink">The opportunity</text:span></text:a><text:a xlink:type="simple" xlink:href="#_Toc95972669" office:target-frame-name="_top" xlink:show="replace" text:style-name="Internet_20_link" text:visited-style-name="Visited_20_Internet_20_Link"><text:tab/>4</text:a></text:p>
          <text:p text:style-name="P8"><text:a xlink:type="simple" xlink:href="#_Toc95972670" office:target-frame-name="_top" xlink:show="replace" text:style-name="Internet_20_link" text:visited-style-name="Visited_20_Internet_20_Link"><text:span text:style-name="Hyperlink">What You Need To Know</text:span></text:a><text:a xlink:type="simple" xlink:href="#_Toc95972670" office:target-frame-name="_top" xlink:show="replace" text:style-name="Internet_20_link" text:visited-style-name="Visited_20_Internet_20_Link"><text:tab/>5</text:a></text:p>
          <text:p text:style-name="P9"><text:a xlink:type="simple" xlink:href="#_Toc95972671" office:target-frame-name="_top" xlink:show="replace" text:style-name="Internet_20_link" text:visited-style-name="Visited_20_Internet_20_Link"><text:span text:style-name="Hyperlink">What ‘We’ and ‘You’ Means:</text:span></text:a><text:a xlink:type="simple" xlink:href="#_Toc95972671" office:target-frame-name="_top" xlink:show="replace" text:style-name="Internet_20_link" text:visited-style-name="Visited_20_Internet_20_Link"><text:tab/>5</text:a></text:p>
          <text:p text:style-name="P8"><text:a xlink:type="simple" xlink:href="#_Toc95972672" office:target-frame-name="_top" xlink:show="replace" text:style-name="Internet_20_link" text:visited-style-name="Visited_20_Internet_20_Link"><text:span text:style-name="Hyperlink">Timelines for the Competition</text:span></text:a><text:a xlink:type="simple" xlink:href="#_Toc95972672" office:target-frame-name="_top" xlink:show="replace" text:style-name="Internet_20_link" text:visited-style-name="Visited_20_Internet_20_Link"><text:tab/>6</text:a></text:p>
          <text:p text:style-name="P8"><text:a xlink:type="simple" xlink:href="#_Toc95972673" office:target-frame-name="_top" xlink:show="replace" text:style-name="Internet_20_link" text:visited-style-name="Visited_20_Internet_20_Link"><text:span text:style-name="Hyperlink">When and How to Ask Questions</text:span></text:a><text:a xlink:type="simple" xlink:href="#_Toc95972673" office:target-frame-name="_top" xlink:show="replace" text:style-name="Internet_20_link" text:visited-style-name="Visited_20_Internet_20_Link"><text:tab/>7</text:a></text:p>
          <text:p text:style-name="P8"><text:a xlink:type="simple" xlink:href="#_Toc95972674" office:target-frame-name="_top" xlink:show="replace" text:style-name="Internet_20_link" text:visited-style-name="Visited_20_Internet_20_Link"><text:span text:style-name="Hyperlink">Making the Competition Work</text:span></text:a><text:a xlink:type="simple" xlink:href="#_Toc95972674" office:target-frame-name="_top" xlink:show="replace" text:style-name="Internet_20_link" text:visited-style-name="Visited_20_Internet_20_Link"><text:tab/>8</text:a></text:p>
          <text:p text:style-name="P9"><text:a xlink:type="simple" xlink:href="#_Toc95972675" office:target-frame-name="_top" xlink:show="replace" text:style-name="Internet_20_link" text:visited-style-name="Visited_20_Internet_20_Link"><text:span text:style-name="Hyperlink">What you can expect from us</text:span></text:a><text:a xlink:type="simple" xlink:href="#_Toc95972675" office:target-frame-name="_top" xlink:show="replace" text:style-name="Internet_20_link" text:visited-style-name="Visited_20_Internet_20_Link"><text:tab/>8</text:a></text:p>
          <text:p text:style-name="P9"><text:a xlink:type="simple" xlink:href="#_Toc95972676" office:target-frame-name="_top" xlink:show="replace" text:style-name="Internet_20_link" text:visited-style-name="Visited_20_Internet_20_Link"><text:span text:style-name="Hyperlink">What we expect from you</text:span></text:a><text:a xlink:type="simple" xlink:href="#_Toc95972676" office:target-frame-name="_top" xlink:show="replace" text:style-name="Internet_20_link" text:visited-style-name="Visited_20_Internet_20_Link"><text:tab/>8</text:a></text:p>
          <text:p text:style-name="P9"><text:a xlink:type="simple" xlink:href="#_Toc95972677" office:target-frame-name="_top" xlink:show="replace" text:style-name="Internet_20_link" text:visited-style-name="Visited_20_Internet_20_Link"><text:span text:style-name="Hyperlink">Involvement in multiple bids</text:span></text:a><text:a xlink:type="simple" xlink:href="#_Toc95972677" office:target-frame-name="_top" xlink:show="replace" text:style-name="Internet_20_link" text:visited-style-name="Visited_20_Internet_20_Link"><text:tab/>8</text:a></text:p>
          <text:p text:style-name="P9"><text:a xlink:type="simple" xlink:href="#_Toc95972678" office:target-frame-name="_top" xlink:show="replace" text:style-name="Internet_20_link" text:visited-style-name="Visited_20_Internet_20_Link"><text:span text:style-name="Hyperlink">Contracting arrangements</text:span></text:a><text:a xlink:type="simple" xlink:href="#_Toc95972678" office:target-frame-name="_top" xlink:show="replace" text:style-name="Internet_20_link" text:visited-style-name="Visited_20_Internet_20_Link"><text:tab/>9</text:a></text:p>
          <text:p text:style-name="P9"><text:a xlink:type="simple" xlink:href="#_Toc95972679" office:target-frame-name="_top" xlink:show="replace" text:style-name="Internet_20_link" text:visited-style-name="Visited_20_Internet_20_Link"><text:span text:style-name="Hyperlink">Bidder conduct and conflicts of interest</text:span></text:a><text:a xlink:type="simple" xlink:href="#_Toc95972679" office:target-frame-name="_top" xlink:show="replace" text:style-name="Internet_20_link" text:visited-style-name="Visited_20_Internet_20_Link"><text:tab/>9</text:a></text:p>
          <text:p text:style-name="P9"><text:a xlink:type="simple" xlink:href="#_Toc95972680" office:target-frame-name="_top" xlink:show="replace" text:style-name="Internet_20_link" text:visited-style-name="Visited_20_Internet_20_Link"><text:span text:style-name="Hyperlink">Publicity</text:span></text:a><text:a xlink:type="simple" xlink:href="#_Toc95972680" office:target-frame-name="_top" xlink:show="replace" text:style-name="Internet_20_link" text:visited-style-name="Visited_20_Internet_20_Link"><text:tab/>9</text:a></text:p>
          <text:p text:style-name="P9"><text:a xlink:type="simple" xlink:href="#_Toc95972681" office:target-frame-name="_top" xlink:show="replace" text:style-name="Internet_20_link" text:visited-style-name="Visited_20_Internet_20_Link"><text:span text:style-name="Hyperlink">Our rights</text:span></text:a><text:a xlink:type="simple" xlink:href="#_Toc95972681" office:target-frame-name="_top" xlink:show="replace" text:style-name="Internet_20_link" text:visited-style-name="Visited_20_Internet_20_Link"><text:tab/>9</text:a></text:p>
          <text:p text:style-name="P9"><text:a xlink:type="simple" xlink:href="#_Toc95972682" office:target-frame-name="_top" xlink:show="replace" text:style-name="Internet_20_link" text:visited-style-name="Visited_20_Internet_20_Link"><text:span text:style-name="Hyperlink">Consequences of misrepresentation</text:span></text:a><text:a xlink:type="simple" xlink:href="#_Toc95972682" office:target-frame-name="_top" xlink:show="replace" text:style-name="Internet_20_link" text:visited-style-name="Visited_20_Internet_20_Link"><text:tab/>10</text:a></text:p>
          <text:p text:style-name="P9"><text:a xlink:type="simple" xlink:href="#_Toc95972683" office:target-frame-name="_top" xlink:show="replace" text:style-name="Internet_20_link" text:visited-style-name="Visited_20_Internet_20_Link"><text:span text:style-name="Hyperlink">Bid costs</text:span></text:a><text:a xlink:type="simple" xlink:href="#_Toc95972683" office:target-frame-name="_top" xlink:show="replace" text:style-name="Internet_20_link" text:visited-style-name="Visited_20_Internet_20_Link"><text:tab/>10</text:a></text:p>
          <text:p text:style-name="P9"><text:a xlink:type="simple" xlink:href="#_Toc95972684" office:target-frame-name="_top" xlink:show="replace" text:style-name="Internet_20_link" text:visited-style-name="Visited_20_Internet_20_Link"><text:span text:style-name="Hyperlink">Warnings and disclaimers</text:span></text:a><text:a xlink:type="simple" xlink:href="#_Toc95972684" office:target-frame-name="_top" xlink:show="replace" text:style-name="Internet_20_link" text:visited-style-name="Visited_20_Internet_20_Link"><text:tab/>10</text:a></text:p>
          <text:p text:style-name="P9"><text:a xlink:type="simple" xlink:href="#_Toc95972685" office:target-frame-name="_top" xlink:show="replace" text:style-name="Internet_20_link" text:visited-style-name="Visited_20_Internet_20_Link"><text:span text:style-name="Hyperlink">Intellectual Property Rights</text:span></text:a><text:a xlink:type="simple" xlink:href="#_Toc95972685" office:target-frame-name="_top" xlink:show="replace" text:style-name="Internet_20_link" text:visited-style-name="Visited_20_Internet_20_Link"><text:tab/>11</text:a></text:p>
          <text:p text:style-name="P8"><text:a xlink:type="simple" xlink:href="#_Toc95972686" office:target-frame-name="_top" xlink:show="replace" text:style-name="Internet_20_link" text:visited-style-name="Visited_20_Internet_20_Link"><text:span text:style-name="Hyperlink">Contact Information</text:span></text:a><text:a xlink:type="simple" xlink:href="#_Toc95972686" office:target-frame-name="_top" xlink:show="replace" text:style-name="Internet_20_link" text:visited-style-name="Visited_20_Internet_20_Link"><text:tab/>12</text:a></text:p>
          <text:p text:style-name="P9"><text:a xlink:type="simple" xlink:href="#_Toc95972687" office:target-frame-name="_top" xlink:show="replace" text:style-name="Internet_20_link" text:visited-style-name="Visited_20_Internet_20_Link"><text:span text:style-name="Hyperlink">Procurement Lead</text:span></text:a><text:a xlink:type="simple" xlink:href="#_Toc95972687" office:target-frame-name="_top" xlink:show="replace" text:style-name="Internet_20_link" text:visited-style-name="Visited_20_Internet_20_Link"><text:tab/>12</text:a></text:p>
        </text:index-body>
      </text:table-of-content>
      <text:p text:style-name="Normal"/>
      <text:p text:style-name="P7"/>
      <text:p text:style-name="P6"/>
      <text:h text:style-name="Heading_20_1" text:outline-level="1"><text:bookmark-start text:name="_Toc95972668"/>About the bid pack<text:bookmark-end text:name="_Toc95972668"/></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968564576" text:style-name="L2">
        <text:list-item>
          <text:p text:style-name="P20">About the procurement <text:span text:style-name="Default_20_Paragraph_20_Font"><text:span text:style-name="T15">(this document)</text:span></text:span></text:p>
        </text:list-item>
      </text:list>
      <text:p text:style-name="P10">– what the opportunity is, </text:p>
      <text:p text:style-name="P10">– what the timelines for this competition are </text:p>
      <text:p text:style-name="P10">– how to ask clarification questions</text:p>
      <text:p text:style-name="P10">– defines the rules for this competition i.e. ‘Making the competition work’</text:p>
      <text:list xml:id="list142602299557353" text:continue-numbering="true" text:style-name="L2">
        <text:list-item>
          <text:p text:style-name="P20">How to bid including evaluation criteria</text:p>
        </text:list-item>
      </text:list>
      <text:p text:style-name="P10">– guidance on the selection and award questionnaires and how we will assess your bid</text:p>
      <text:list xml:id="list142603382704810" text:continue-numbering="true" text:style-name="L2">
        <text:list-item>
          <text:p text:style-name="P20"><text:bookmark-start text:name="_Hlk96322655"/>Statement of requirements</text:p>
        </text:list-item>
      </text:list>
      <text:p text:style-name="P10">– providing a high-level summary of requirement representing the purpose of the procurement</text:p>
      <text:list xml:id="list142603224534958" text:continue-numbering="true" text:style-name="L2">
        <text:list-item>
          <text:p text:style-name="P20">Price schedule</text:p>
        </text:list-item>
      </text:list>
      <text:p text:style-name="P11">– indicating the structure and content of how your pricing information must be returned</text:p>
      <text:list xml:id="list142603252385812" text:continue-numbering="true" text:style-name="L2">
        <text:list-item>
          <text:p text:style-name="P20">Terms and conditions/order form/contractual documentation</text:p>
        </text:list-item>
      </text:list>
      <text:p text:style-name="P11">– providing the contractual documentation which will need to be signed at the end of the procurement</text:p>
      <text:p text:style-name="Normal"><text:bookmark-end text:name="_Hlk96322655"/>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ext:span></text:span><text:bookmark-start text:name="_Hlk96059692"/><text:span text:style-name="Default_20_Paragraph_20_Font"><text:span text:style-name="T1">the </text:span></text:span>Crown Commercial Services e-Sourcing Suite<text:bookmark-end text:name="_Hlk96059692"/> - <text:span text:style-name="Default_20_Paragraph_20_Font"><text:span text:style-name="T17">https://crowncommercialservice.bravosolution.co.uk/web/login.html</text:span></text:span> <text:s/><text:span text:style-name="Default_20_Paragraph_20_Font"><text:span text:style-name="T1">as this is valuable feedback for the Contracting Authority to consider.</text:span></text:span></text:p>
      <text:p text:style-name="Normal">If anything isn’t clear, see section ‘When and how to ask questions’.</text:p>
      <text:p text:style-name="P6"/>
      <text:p text:style-name="Normal"/>
      <text:h text:style-name="Heading_20_1" text:outline-level="1"><text:bookmark-start text:name="_Toc95972669"/><text:bookmark-end text:name="_Toc92688238"/>The opportunity<text:bookmark-end text:name="_Toc95972669"/></text:h>
      <text:p text:style-name="Normal">This Procurement will establish a single Supplier Contract for the purchase of <text:span text:style-name="Default_20_Paragraph_20_Font"><text:span text:style-name="T14">«Common Goods and Services»</text:span></text:span>. <text:s/></text:p>
      <text:p text:style-name="Normal">The Services required are described in detail within the document ‘Statement of Requirements’.</text:p>
      <text:p text:style-name="Normal">The ‘Statement of Requirements’ includes information related to the initial contract term and project budget.</text:p>
      <text:p text:style-name="Normal">The Procurement Manager will undertake contract management activity on behalf of the Contracting Authority (see <text:s/>‘Statement of Requirements’).</text:p>
      <text:p text:style-name="Normal"><text:s/>The Contract is being offered under <text:span text:style-name="Default_20_Paragraph_20_Font"><text:span text:style-name="T8">«Insert Lot id» «Insert Lot Name» «Insert Commercial Agreement name» («Insert Commercial Agreement id») </text:span></text:span>which will govern any resultant Contract.</text:p>
      <text:p text:style-name="Normal">The Procurement Manager is managing this Procurement in accordance with the Public Contracts Regulations 2015. This is a call off contract and as such the Contracting Authority cannot guarantee volumes of work.</text:p>
      <text:p text:style-name="P6"/>
      <text:p text:style-name="Normal"/>
      <text:h text:style-name="Heading_20_1" text:outline-level="1"><text:bookmark-start text:name="_Toc95972670"/>What You Need To Know<text:bookmark-end text:name="_Toc95972670"/></text:h>
      <text:h text:style-name="Heading_20_2" text:outline-level="2"><text:bookmark-start text:name="_Toc95972671"/>What ‘We’ and ‘You’ Means:<text:bookmark-end text:name="_Toc95972671"/></text:h>
      <text:list xml:id="list309970976" text:style-name="L3">
        <text:list-item>
          <text:p text:style-name="P21"><text:span text:style-name="Default_20_Paragraph_20_Font"><text:span text:style-name="T3">When we use ‘we’, ‘us’ or ‘our’ we mean </text:span></text:span><text:span text:style-name="Default_20_Paragraph_20_Font"><text:span text:style-name="T12">«Insert Name of Contracting Authority»</text:span></text:span><text:span text:style-name="Default_20_Paragraph_20_Font"><text:span text:style-name="T11"> </text:span></text:span><text:span text:style-name="Default_20_Paragraph_20_Font"><text:span text:style-name="T3">(the 'Contracting Authority') </text:span></text:span></text:p>
        </text:list-item>
        <text:list-item>
          <text:p text:style-name="P21"><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21"><text:span text:style-name="Default_20_Paragraph_20_Font"><text:span text:style-name="T3">When we use ‘you’ or ‘your’ we mean your organisation, or the organisation you represent, in completing a response to this Bid Pack.</text:span></text:span></text:p>
        </text:list-item>
        <text:list-item>
          <text:p text:style-name="P21"><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P6"/>
      <text:h text:style-name="Heading_20_1" text:outline-level="1"><text:bookmark-start text:name="_Hlk95974457"/><text:bookmark-start text:name="_Toc95972672"/>Timelines for the competition<text:bookmark-end text:name="_Toc95972672"/></text:h>
      <text:p text:style-name="P2"><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style-name="TableLine2277128454288">
          <table:table-cell table:style-name="Table1.A1" office:value-type="string">
            <text:p text:style-name="P12">Time / Date</text:p>
          </table:table-cell>
          <table:table-cell table:style-name="Table1.A1" office:value-type="string">
            <text:p text:style-name="P12">Activity</text:p>
          </table:table-cell>
        </table:table-row>
        <table:table-row table:style-name="TableLine2277128454832">
          <table:table-cell table:style-name="Table1.A1" office:value-type="string">
            <text:p text:style-name="P14"><text:span text:style-name="Default_20_Paragraph_20_Font"><text:span text:style-name="T7">«Insert Time, Date, Month, Year of #1»</text:span></text:span></text:p>
          </table:table-cell>
          <table:table-cell table:style-name="Table1.A1" office:value-type="string">
            <text:p text:style-name="P16">Further Competition publish date</text:p>
          </table:table-cell>
        </table:table-row>
        <table:table-row table:style-name="TableLine2277128455104">
          <table:table-cell table:style-name="Table1.A1" office:value-type="string">
            <text:p text:style-name="P14"><text:span text:style-name="Default_20_Paragraph_20_Font"><text:span text:style-name="T7">«Insert Time, Date, Month, Year of #2»</text:span></text:span></text:p>
          </table:table-cell>
          <table:table-cell table:style-name="Table1.A1" office:value-type="string">
            <text:p text:style-name="P14">Clarification period closes (“<text:span text:style-name="Default_20_Paragraph_20_Font"><text:span text:style-name="T18">Bid Clarification Deadline</text:span></text:span>”)</text:p>
            <text:p text:style-name="P14"/>
          </table:table-cell>
        </table:table-row>
        <table:table-row table:style-name="TableLine2277128465984">
          <table:table-cell table:style-name="Table1.A1" office:value-type="string">
            <text:p text:style-name="P14"><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style-name="TableLine2277128455648">
          <table:table-cell table:style-name="Table1.A1" office:value-type="string">
            <text:p text:style-name="P14"><text:span text:style-name="Default_20_Paragraph_20_Font"><text:span text:style-name="T7">«Insert Time, Date, Month, Year of #4»</text:span></text:span></text:p>
          </table:table-cell>
          <table:table-cell table:style-name="Table1.A1" office:value-type="string">
            <text:p text:style-name="P14">Deadline for submission of Bid(<text:span text:style-name="Default_20_Paragraph_20_Font"><text:span text:style-name="T18">“Bid Submission Deadline”</text:span></text:span>)</text:p>
          </table:table-cell>
        </table:table-row>
        <table:table-row table:style-name="TableLine2277128461088">
          <table:table-cell table:style-name="Table1.A1" office:value-type="string">
            <text:p text:style-name="Normal"><text:span text:style-name="Default_20_Paragraph_20_Font"><text:span text:style-name="T7">«Insert Time, Date, Month, Year of #5»</text:span></text:span></text:p>
          </table:table-cell>
          <table:table-cell table:style-name="Table1.A1" office:value-type="string">
            <text:p text:style-name="P14">Confirm the next steps to Suppliers</text:p>
          </table:table-cell>
        </table:table-row>
        <table:table-row table:style-name="TableLine2277128457280">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Normal">Commencement of Evaluation Process</text:p>
          </table:table-cell>
        </table:table-row>
        <table:table-row table:style-name="TableLine2277128458096">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Bidder presentations <text:span text:style-name="Default_20_Paragraph_20_Font"><text:span text:style-name="T16">(if Applicable)</text:span></text:span> </text:p>
          </table:table-cell>
        </table:table-row>
        <table:table-row table:style-name="TableLine2277128458640">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Stand still period <text:span text:style-name="Default_20_Paragraph_20_Font"><text:span text:style-name="T16">(if Applicable)</text:span></text:span></text:p>
          </table:table-cell>
        </table:table-row>
        <table:table-row table:style-name="TableLine2277128458912">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Normal">Proposed Award Date of Contract</text:p>
          </table:table-cell>
        </table:table-row>
        <table:table-row table:style-name="TableLine2277128461904">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Normal">Expected execution (signature) date for Contract(s)</text:p>
          </table:table-cell>
        </table:table-row>
        <table:table-row table:style-name="TableLine2277128462176">
          <table:table-cell table:style-name="Table1.A12" office:value-type="string">
            <text:p text:style-name="P17"><text:span text:style-name="Default_20_Paragraph_20_Font"><text:span text:style-name="T7">«Insert Time, Date, Month, Year of #1</text:span></text:span><text:span text:style-name="Default_20_Paragraph_20_Font"><text:span text:style-name="T10">1</text:span></text:span><text:span text:style-name="Default_20_Paragraph_20_Font"><text:span text:style-name="T7">»</text:span></text:span></text:p>
          </table:table-cell>
          <table:table-cell table:style-name="Table1.A12" office:value-type="string">
            <text:p text:style-name="Normal">Expected commencement date for Contract(s)</text:p>
          </table:table-cell>
        </table:table-row>
      </table:table>
      <text:p text:style-name="Normal"/>
      <text:p text:style-name="P6"/>
      <text:h text:style-name="Heading_20_1" text:outline-level="1"><text:bookmark-start text:name="_Toc95972673"/>When and how to ask questions<text:bookmark-end text:name="_Toc95972673"/></text:h>
      <text:p text:style-name="Normal">We hope everything is clear after you’ve read this bid pack. </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 </text:p>
      <text:p text:style-name="Normal">You need to send your questions through the Crown Commercial Services e-Sourcing Suite - <text:span text:style-name="Default_20_Paragraph_20_Font"><text:span text:style-name="T17">https://crowncommercialservice.bravosolution.co.uk/web/login.html</text:span></text:span>. <text:s/>This is the only way we can communicate with bidders. <text:s/>Try to ensure your question is specific and clear. Do not include your identity in the question. This is because we publish all the questions and our responses to all bidders. </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6"/>
      <text:p text:style-name="Normal"/>
      <text:h text:style-name="Heading_20_1" text:outline-level="1"><text:bookmark-start text:name="_Toc95972674"/>Making the Competition Work<text:bookmark-end text:name="_Toc95972674"/></text:h>
      <text:p text:style-name="Normal">We run our competitions so that they are fair and transparent for all bidders. This section sets out the rules of this competition. </text:p>
      <text:h text:style-name="Heading_20_2" text:outline-level="2"><text:bookmark-start text:name="_Toc95972675"/>What you can expect from us<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 </text:p>
      <text:h text:style-name="Heading_20_2" text:outline-level="2"><text:bookmark-start text:name="_Toc95972676"/>What we expect from you<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xml:id="list2116443268" text:style-name="L4">
        <text:list-item>
          <text:p text:style-name="P22">Submit one bid </text:p>
        </text:list-item>
        <text:list-item>
          <text:p text:style-name="P22">Your bid must remain valid for 90 days after the bid submission deadline. </text:p>
        </text:list-item>
        <text:list-item>
          <text:p text:style-name="P22">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Your submission must be in the format define in </text:span></text:span><text:span text:style-name="Default_20_Paragraph_20_Font"><text:span text:style-name="T5">2. </text:span></text:span><text:span text:style-name="Default_20_Paragraph_20_Font"><text:span text:style-name="T16">How to bid</text:span></text:span> </text:p>
      <text:h text:style-name="Heading_20_2" text:outline-level="2"><text:bookmark-start text:name="_Toc95972677"/>Involvement in multiple bids<text:bookmark-end text:name="_Toc95972677"/></text:h>
      <text:p text:style-name="Normal">If you are connected with another bid for the same requirement or the same Lot, we may make further enquiries. <text:s/>For example, where you either submit a bid:</text:p>
      <text:list xml:id="list3867357768" text:style-name="L5">
        <text:list-item>
          <text:p text:style-name="P23">In your own name and or as a subcontractor and or as a member of a consortium connected with a separate bid</text:p>
        </text:list-item>
        <text:list-item>
          <text:p text:style-name="P23">In your own name which is similar to a separate bid from another bidder within your group of companies</text:p>
        </text:list-item>
      </text:list>
      <text:p text:style-name="Normal">This is so we can be sure that your involvement doesn’t cause:</text:p>
      <text:list xml:id="list1154459069" text:style-name="L6">
        <text:list-item>
          <text:p text:style-name="P24">Potential or actual conflicts of interest</text:p>
        </text:list-item>
        <text:list-item>
          <text:p text:style-name="P24">Supplier capacity problems</text:p>
        </text:list-item>
        <text:list-item>
          <text:p text:style-name="P24">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95972678"/><text:soft-page-break/>Contracting arrangements<text:bookmark-end text:name="_Toc95972678"/></text:h>
      <text:p text:style-name="Normal">Only you or, as applicable, your subcontractors (as set out in your bid) or consortium members (if relevant) can provide goods and/or services through the contract. </text:p>
      <text:h text:style-name="Heading_20_2" text:outline-level="2"><text:bookmark-start text:name="_Toc95972679"/>Bidder conduct and conflicts of interest<text:bookmark-end text:name="_Toc95972679"/></text:h>
      <text:p text:style-name="Normal">You must not attempt to influence the contract award process. For example, you must not ever directly or indirectly:</text:p>
      <text:list xml:id="list1341643393" text:style-name="L7">
        <text:list-item>
          <text:p text:style-name="P25">Collude with others over the content and submission of bids. However, you may work in good faith with a proposed partner, supplier, consortium member (if relevant) or provider of finance.</text:p>
        </text:list-item>
        <text:list-item>
          <text:p text:style-name="P25">Canvass our staff or advisors about this competition.</text:p>
        </text:list-item>
        <text:list-item>
          <text:p text:style-name="P25">Try to get information from any of our and/or Contracting Authority staff or advisors about another bidder or bid.</text:p>
        </text:list-item>
      </text:list>
      <text:p text:style-name="Normal">You must ensure that no conflicts of interest exist between you, us and the Contracting Authority. <text:s/>If you do not tell us about a known conflict, we may exclude you from the competition. <text:s/>We may also exclude you if a conflict cannot be dealt with in any other way.</text:p>
      <text:p text:style-name="P13">Confidentiality and Freedom of Information</text:p>
      <text:p text:style-name="Normal">You must keep the contents of this Bid Pack confidential (including the fact that you have received it). <text:s/>This obligation does not apply to anything you have to do to:</text:p>
      <text:list xml:id="list3567712186" text:style-name="L8">
        <text:list-item>
          <text:p text:style-name="P26">Submit a bid</text:p>
        </text:list-item>
        <text:list-item>
          <text:p text:style-name="P26">Comply with a legal obligation</text:p>
        </text:list-item>
      </text:list>
      <text:h text:style-name="Heading_20_2" text:outline-level="2"><text:bookmark-start text:name="_Toc95972680"/>Publicity<text:bookmark-end text:name="_Toc95972680"/></text:h>
      <text:p text:style-name="Normal">You must not publicise the deliverables or the award of any contract unless the Contracting Authority have given written consent. For example, you are not allowed to make statements to the media about any bid or its contents.</text:p>
      <text:h text:style-name="Heading_20_2" text:outline-level="2"><text:bookmark-start text:name="_Toc95972681"/>Our rights<text:bookmark-end text:name="_Toc95972681"/></text:h>
      <text:p text:style-name="Normal">We reserve the right to:</text:p>
      <text:list xml:id="list3710045233" text:style-name="L9">
        <text:list-item>
          <text:p text:style-name="P27">Waive or change the requirements of this Bid Pack from time to time without notice</text:p>
        </text:list-item>
        <text:list-item>
          <text:p text:style-name="P27">Verify information, seek clarification or require evidence or further information about your bid</text:p>
        </text:list-item>
        <text:list-item>
          <text:p text:style-name="P27">Withdraw this Bid Pack at any time, or re-invite bids on the same or alternative basis</text:p>
        </text:list-item>
        <text:list-item>
          <text:p text:style-name="P27">Choose not to award any contract or Lot as a result of the competition</text:p>
        </text:list-item>
        <text:list-item>
          <text:p text:style-name="P27">Choose to award different Lots at different times</text:p>
        </text:list-item>
        <text:list-item>
          <text:p text:style-name="P27">Make any changes to the timetable, structure or content of the competition</text:p>
        </text:list-item>
      </text:list>
      <text:p text:style-name="Normal"><text:soft-page-break/>Exclude you if: </text:p>
      <text:list xml:id="list1573692630" text:style-name="L10">
        <text:list-item>
          <text:p text:style-name="P28">You submit a non-compliant bid</text:p>
        </text:list-item>
        <text:list-item>
          <text:p text:style-name="P28">Your bid contains false or misleading information</text:p>
        </text:list-item>
        <text:list-item>
          <text:p text:style-name="P28">You fail to tell us of any change in the contracting arrangements between bid submission and award</text:p>
        </text:list-item>
        <text:list-item>
          <text:p text:style-name="P28">The change in the contracting arrangements would result in a breach of procurement law</text:p>
        </text:list-item>
        <text:list-item>
          <text:p text:style-name="P28">For any other reason provided in this Bid Pack </text:p>
        </text:list-item>
        <text:list-item>
          <text:p text:style-name="P28">For any reason set out in the Public Contracts Regulations 2015 </text:p>
        </text:list-item>
      </text:list>
      <text:h text:style-name="Heading_20_2" text:outline-level="2"><text:bookmark-start text:name="_Toc95972682"/>Consequences of misrepresentation<text:bookmark-end text:name="_Toc95972682"/></text:h>
      <text:p text:style-name="Normal">If a serious misrepresentation by you induces the Contracting Authority to enter into a contract with you, you may be:</text:p>
      <text:list xml:id="list1473370719" text:style-name="L11">
        <text:list-item>
          <text:p text:style-name="P29">Excluded from bidding for contracts for three years, under regulation 57(8)(h)(i) of the PCR 2015</text:p>
        </text:list-item>
        <text:list-item>
          <text:p text:style-name="P29">Sued by the Contracting Authority for damages, the Contracting Authority <text:s/>may rescind the contract under the Misrepresentation Act 1967</text:p>
        </text:list-item>
        <text:list-item>
          <text:p text:style-name="P29">If fraud, or fraudulent intent, can be proved, you may be prosecuted and convicted of the offence of fraud by false representation under s.2 of the Fraud Act 2006, which can carry a sentence of up to 10 years or a fine (or both).</text:p>
        </text:list-item>
        <text:list-item>
          <text:p text:style-name="P29">If there is a conviction, then your organisation must be excluded from procurement for five years under reg. 57(1) of the PCR 2015 (subject to self-cleaning).</text:p>
        </text:list-item>
      </text:list>
      <text:h text:style-name="Heading_20_2" text:outline-level="2"><text:bookmark-start text:name="_Toc95972683"/>Bid costs<text:bookmark-end text:name="_Toc95972683"/></text:h>
      <text:p text:style-name="Normal">We will not pay your bid costs for any reason, for example if we terminate or amend the competition. </text:p>
      <text:h text:style-name="Heading_20_2" text:outline-level="2"><text:bookmark-start text:name="_Toc95972684"/>Warnings and disclaimers<text:bookmark-end text:name="_Toc95972684"/></text:h>
      <text:p text:style-name="Normal">Neither us nor the Contracting Authority will be liable for:</text:p>
      <text:list xml:id="list734799959" text:style-name="L12">
        <text:list-item>
          <text:p text:style-name="P30">Where parts of the Bid Pack are not accurate, adequate or complete</text:p>
        </text:list-item>
        <text:list-item>
          <text:p text:style-name="P30">For any written or verbal communications</text:p>
        </text:list-item>
        <text:list-item>
          <text:p text:style-name="P30">You must carry out your own due diligence and rely on your own enquiries.</text:p>
        </text:list-item>
        <text:list-item>
          <text:p text:style-name="P30">This Bid Pack is not a commitment by us or the Contracting Authority to enter into a contract.</text:p>
        </text:list-item>
      </text:list>
      <text:h text:style-name="Heading_20_2" text:outline-level="2"><text:bookmark-start text:name="_Toc95972685"/>Intellectual Property Rights<text:bookmark-end text:name="_Toc95972685"/></text:h>
      <text:p text:style-name="Normal">The Bid Pack remains our property. <text:s/>You must use the Bid Pack only for this competition.</text:p>
      <text:p text:style-name="Normal"><text:soft-page-break/>You allow us to copy, amend and reproduce your bid so we can:</text:p>
      <text:list xml:id="list2610839877" text:style-name="L13">
        <text:list-item>
          <text:p text:style-name="P31">Run the competition</text:p>
        </text:list-item>
        <text:list-item>
          <text:p text:style-name="P31">Comply with law and guidance</text:p>
        </text:list-item>
        <text:list-item>
          <text:p text:style-name="P31">Carry out our business</text:p>
        </text:list-item>
      </text:list>
      <text:p text:style-name="Normal">Our advisors, subcontractors and other government bodies can use your bid for the same purposes.</text:p>
      <text:p text:style-name="P6"/>
      <text:p text:style-name="Normal"/>
      <text:h text:style-name="Heading_20_1" text:outline-level="1"><text:bookmark-start text:name="_Toc95972686"/><text:bookmark-start text:name="_Toc92688254"/>Contact Information<text:bookmark-end text:name="_Toc95972686"/><text:bookmark-end text:name="_Toc92688254"/></text:h>
      <text:h text:style-name="Heading_20_2" text:outline-level="2"><text:bookmark-start text:name="_Toc95972687"/><text:bookmark-start text:name="_Toc92688255"/>Procurement Lead<text:bookmark-end text:name="_Toc95972687"/><text:bookmark-end text:name="_Toc92688255"/></text:h>
      <text:p text:style-name="P15">Name: <text:s/><text:span text:style-name="Default_20_Paragraph_20_Font"><text:span text:style-name="T7">«Insert Procurement Lead Name»</text:span></text:span><text:span text:style-name="Default_20_Paragraph_20_Font"><text:span text:style-name="T6"> </text:span></text:span></text:p>
      <text:p text:style-name="P15">Telephone Number: <text:s/><text:span text:style-name="Default_20_Paragraph_20_Font"><text:span text:style-name="T7">«Insert Procurement Lead Contact Number»</text:span></text:span><text:span text:style-name="Default_20_Paragraph_20_Font"><text:span text:style-name="T6"> </text:span></text:span><text:s/><text:span text:style-name="Default_20_Paragraph_20_Font"><text:span text:style-name="T19"><text:s/></text:span></text:span></text:p>
      <text:p text:style-name="P15">Email Address: <text:s/><text:span text:style-name="Default_20_Paragraph_20_Font"><text:span text:style-name="T7">«Insert Procurement Lead Email Address»</text:span></text:span></text:p>
      <text:p text:style-name="P15"><text:span text:style-name="Default_20_Paragraph_20_Font"><text:span text:style-name="T20">Website: </text:span></text:span><text:span text:style-name="Default_20_Paragraph_20_Font"><text:span text:style-name="T7"><text:s/>«Insert Procurement Lead’s Organisation Website Address»</text:span></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19T11:54:00Z</meta:creation-date>
    <dc:date>2022-05-10T14:26:01.319000000</dc:date>
    <meta:editing-cycles>10</meta:editing-cycles>
    <meta:editing-duration>PT1H29S</meta:editing-duration>
    <meta:document-statistic meta:table-count="1" meta:image-count="0" meta:object-count="0" meta:page-count="12" meta:paragraph-count="174" meta:word-count="2004" meta:character-count="12255" meta:non-whitespace-character-count="10414"/>
    <meta:template xlink:type="simple" xlink:actuate="onRequest" xlink:title="" xlink:href="Normal"/>
  </office:meta>
</office:document-meta>
</file>